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margin-top="0cm" fo:margin-bottom="0cm" style:contextual-spacing="false" fo:line-height="150%" fo:text-align="justify" style:justify-single-word="false" fo:text-indent="1.27cm" style:auto-text-indent="fals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 style:family="paragraph" style:parent-style-name="Text_20_body">
      <style:paragraph-properties fo:margin-left="0cm" fo:margin-right="0cm" fo:margin-top="0cm" fo:margin-bottom="0cm" style:contextual-spacing="false" fo:line-height="150%" fo:text-align="justify" style:justify-single-word="false" fo:text-indent="0cm" style:auto-text-indent="fals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3" style:family="paragraph" style:parent-style-name="Text_20_body">
      <style:paragraph-properties fo:margin-left="1.27cm" fo:margin-right="0cm" fo:margin-top="0cm" fo:margin-bottom="0cm" style:contextual-spacing="false" fo:line-height="150%" fo:text-align="justify" style:justify-single-word="false" fo:text-indent="0cm" style:auto-text-indent="fals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4" style:family="paragraph" style:parent-style-name="Text_20_body" style:list-style-name="L1">
      <loext:graphic-properties draw:fill="none" draw:fill-color="#ffffff"/>
      <style:paragraph-properties fo:margin-left="0cm" fo:margin-right="0cm" fo:margin-top="0cm" fo:margin-bottom="0cm" style:contextual-spacing="false" fo:line-height="150%"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5" style:family="paragraph" style:parent-style-name="Text_20_body" style:list-style-name="L2">
      <loext:graphic-properties draw:fill="none" draw:fill-color="#ffffff"/>
      <style:paragraph-properties fo:margin-left="0cm" fo:margin-right="0cm" fo:margin-top="0cm" fo:margin-bottom="0cm" style:contextual-spacing="false" fo:line-height="150%"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6" style:family="paragraph" style:parent-style-name="Text_20_body">
      <style:paragraph-properties fo:margin-left="0cm" fo:margin-right="0cm" fo:margin-top="0cm" fo:margin-bottom="0cm" style:contextual-spacing="false" fo:line-height="150%"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2pt" fo:font-style="normal" style:text-underline-style="none" fo:font-weight="normal" officeooo:rsid="001861fc" officeooo:paragraph-rsid="001861fc" style:text-blinking="false" fo:background-color="transparent" style:font-size-asian="10.5pt" style:font-size-complex="12pt"/>
    </style:style>
    <style:style style:name="P7" style:family="paragraph" style:parent-style-name="Text_20_body">
      <style:paragraph-properties fo:margin-left="0cm" fo:margin-right="0cm" fo:margin-top="0cm" fo:margin-bottom="0cm" style:contextual-spacing="false" fo:line-height="150%" fo:text-align="center" style:justify-single-word="false" fo:text-indent="0cm" style:auto-text-indent="false" style:writing-mode="lr-tb"/>
      <style:text-properties fo:font-variant="normal" fo:text-transform="none" fo:color="#000000" loext:opacity="100%" style:text-line-through-style="none" style:text-line-through-type="none" style:font-name="Arial" fo:font-size="18pt" fo:font-style="normal" style:text-underline-style="none" fo:font-weight="normal" style:text-blinking="false" fo:background-color="transparent" style:font-size-asian="18pt" style:font-size-complex="18pt"/>
    </style:style>
    <style:style style:name="P8" style:family="paragraph" style:parent-style-name="Text_20_body">
      <style:paragraph-properties fo:line-height="150%" fo:text-align="justify" style:justify-single-word="false"/>
      <style:text-properties fo:font-size="12pt" style:font-size-asian="12pt" style:font-size-complex="12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SAÉ 1.04 Création d’une base de données</text:p>
      <text:p text:style-name="P7"/>
      <text:p text:style-name="P6">Angèl ZHENG</text:p>
      <text:p text:style-name="P6">Mark ZAVADSKYI</text:p>
      <text:p text:style-name="P6">Groupe E</text:p>
      <text:p text:style-name="P1"/>
      <text:p text:style-name="P1"><text:bookmark text:name="docs-internal-guid-d673c560-7fff-a267-9d32-571edbc6248c"/>L’épi’ taff est une chaîne d’épicerie fine possédant plusieurs enseignes à travers la France, vendant divers produits alimentaires haut de gamme pour une clientèle se souciant de la qualité et de la provenance des produits. Elle offre une gamme de produits différente de celles des grandes distributions. Nous parlerons donc par la suite des différentes opportunités, défis , impact environnemental lié à ce marché. Puis nous examinerons les intérêts à utiliser une base de données dans les enseignes.</text:p>
      <text:p text:style-name="P2">Les épiceries fine ont généré un chiffre d’affaires de 3 milliards d’euro d’euros en 2023 en France, avec 9 800 épiceries fines en 2023, mais ce marché de par sa nature ne possède que des concurrents à l'échelle local, ce marché est en pleine croissance, en effet la croissance d’une clientèle plus souciante de la qualité et de l’augmentation de d’achat de produit locaux (en circuit court) favorisent un croissance des commerces proposant ces types de produit. Plusieurs autres opportunités dans ce marché sont à prendre mais la plus importante serait celle de la vente numérique, en effet la vente et la livraison de produits alimentaires est en plein essor, et donc celle de la vente et la livraison de produits alimentaires hauts de gamme va lui aussi prendre de l’importance. Au contraire encore de nombreux défis sont à relever, comme celui de l’adaptation des produits à de nouvelles tendances alimentaire, ou encore celui la conservation et aux respects de normes sanitaires de produits locaux et artisanaux, mais un de plus grand défis serait celui de l’optimisation de la gestion des stocks afin d’éviter le surstockage ou la rupture de produits exclusifs.</text:p>
      <text:p text:style-name="P8"/>
      <text:p text:style-name="P1">Les principaux causes de l’impacte environnemental des épiceries fines sont les :</text:p>
      <text:p text:style-name="P8"/>
      <text:list text:style-name="L1">
        <text:list-item>
          <text:p text:style-name="P4">Le transport de certaine produit provenant parfois de pays étrangers,</text:p>
        </text:list-item>
      </text:list>
      <text:p text:style-name="P3">transport émettant de grande quantité de gaz à effet de serre d’autant plus s' ils transportent des produits frais.</text:p>
      <text:list text:style-name="L2">
        <text:list-item>
          <text:p text:style-name="P5"><text:soft-page-break/>La conservation de certains produits nécessitent une réfrigération en particulier pour certains produits frais, cette réfrigération peut consommer de grande quantité d’énergie impactant l’environnement.</text:p>
        </text:list-item>
        <text:list-item>
          <text:p text:style-name="P5">Le gaspillage de produits alimentaires représente une petite partie des produits mais il existe , ce gaspillage touche particulièrement les produits frais qui deviennent impropre à la consommation quand ils ne sont pas vendus assez rapidement. </text:p>
        </text:list-item>
      </text:list>
      <text:p text:style-name="P8"/>
      <text:p text:style-name="P1">Pour surmonter ces défis une base de données pourra être un outil très important pour l’organisation d’une épicerie fine. En effet, la base de données nous </text:p>
      <text:p text:style-name="P2">permettra de mieux optimiser la gestion des stocks, ce qui pourrait  impacter les fréquences de livraison, un meilleur suivi des produits et de leur expiration. Une plus grande précision sur les ventes et donc des tendances de consommation. On pourrait même grâce à la base de données construire un système de fidélisation de la clientèle.</text:p>
      <text:p text:style-name="P8"/>
      <text:p text:style-name="P2">Pour conclure notre entreprise pour prendre de l'importance et de la compétitivité devra prendre le tournant du numérique que ce soit pour la vente en ligne ou pour la gestion des enseignes, ce numériser réduira certains coûts et pourra </text:p>
      <text:p text:style-name="P2">permettre toucher une plus large clientèl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6T09:33:04.909601816</meta:creation-date>
    <dc:date>2024-12-06T09:37:09.996440019</dc:date>
    <meta:editing-duration>PT4M6S</meta:editing-duration>
    <meta:editing-cycles>1</meta:editing-cycles>
    <meta:document-statistic meta:table-count="0" meta:image-count="0" meta:object-count="0" meta:page-count="2" meta:paragraph-count="15" meta:word-count="513" meta:character-count="3229" meta:non-whitespace-character-count="2730"/>
    <meta:generator>LibreOffice/7.6.7.2$Linux_X86_64 LibreOffice_project/dd47e4b30cb7dab30588d6c79c651f218165e3c5</meta:generator>
  </office:meta>
</office:document-meta>
</file>